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officeooo:paragraph-rsid="000b61c3"/>
    </style:style>
    <style:style style:name="P3" style:family="paragraph" style:parent-style-name="Standard">
      <style:text-properties officeooo:paragraph-rsid="0017bc76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1420c6" style:font-weight-asian="normal" style:font-weight-complex="normal"/>
    </style:style>
    <style:style style:name="T3" style:family="text">
      <style:text-properties style:text-underline-style="none" fo:font-weight="normal" officeooo:rsid="0015e992" style:font-weight-asian="normal" style:font-weight-complex="normal"/>
    </style:style>
    <style:style style:name="T4" style:family="text">
      <style:text-properties style:text-underline-style="none" fo:font-weight="normal" officeooo:rsid="00161945" style:font-weight-asian="normal" style:font-weight-complex="normal"/>
    </style:style>
    <style:style style:name="T5" style:family="text">
      <style:text-properties style:text-underline-style="none" fo:font-weight="normal" officeooo:rsid="0017bc7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3">os hemos reunido </text:span><text:span text:style-name="T5">nuevamente </text:span><text:span text:style-name="T3">en equipo </text:span><text:span text:style-name="T5">y hemos decidido como deberia aparecer la pagina vista desde un movil o una tablet jugando con las media querys y puntos de ruptura.</text:span></text:p>
      <text:p text:style-name="P3"><text:span text:style-name="T5"><text:s/></text:span></text:p>
      <text:p text:style-name="P1">Final del dia</text:p>
      <text:p text:style-name="P1"/>
      <text:p text:style-name="P2"><text:span text:style-name="T1">Al final del dia hemos t</text:span><text:span text:style-name="T2">erminado </text:span><text:span text:style-name="T5">finalmente el proyecto, aun que justo antes de irnos hemos visto que aparecian varios errores que era necesario arreglar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55:08.654313813</dc:date>
    <meta:editing-duration>PT1H14M32S</meta:editing-duration>
    <meta:editing-cycles>13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5" meta:word-count="65" meta:character-count="372" meta:non-whitespace-character-count="310"/>
  </office:meta>
</office:document-meta>
</file>